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dd6" officeooo:paragraph-rsid="0003fdd6"/>
    </style:style>
    <style:style style:name="P2" style:family="paragraph" style:parent-style-name="Standard">
      <style:paragraph-properties fo:text-align="start" style:justify-single-word="false"/>
      <style:text-properties officeooo:rsid="0003fdd6" officeooo:paragraph-rsid="0003f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S</text:p>
      <text:p text:style-name="P2">Orders &amp; Payment</text:p>
      <text:p text:style-name="P2">Commissions &amp; Custom Orders</text:p>
      <text:p text:style-name="P2">Cancellations &amp; Refund</text:p>
      <text:p text:style-name="P2">Shipping</text:p>
      <text:p text:style-name="P2">IP &amp; Usage Rights</text:p>
      <text:p text:style-name="P2">Communication</text:p>
      <text:p text:style-name="P2">Liability</text:p>
      <text:p text:style-name="P2">Changes to TOS</text:p>
      <text:p text:style-name="P2">Warranty &amp; Repa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1:17:47.945000000</meta:creation-date>
    <dc:date>2025-02-20T10:23:28.921000000</dc:date>
    <meta:editing-duration>PT13M4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0" meta:word-count="24" meta:character-count="146" meta:non-whitespace-character-count="132"/>
  </office:meta>
</office:document-meta>
</file>